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icrosoft JhengHei fixed" svg:font-family="'Microsoft JhengHei fixed', 'Helvetica Neue', 'Microsoft JhengHei', Helvetica, 'Segoe UI', Tahoma, Arial,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text-properties officeooo:rsid="0015e227" officeooo:paragraph-rsid="0015e227"/>
    </style:style>
    <style:style style:name="P2" style:family="paragraph" style:parent-style-name="Text_20_body">
      <style:paragraph-properties fo:text-align="center" style:justify-single-word="false"/>
      <style:text-properties fo:font-variant="normal" fo:text-transform="none" fo:color="#212529" officeooo:rsid="0015e227" officeooo:paragraph-rsid="0015e227" style:font-name-asian="Microsoft JhengHei fixed" style:font-size-asian="31.5pt" style:font-style-asian="normal" style:font-weight-asian="bold"/>
    </style:style>
    <style:style style:name="P3" style:family="paragraph" style:parent-style-name="Text_20_body">
      <style:paragraph-properties fo:margin-top="0in" fo:margin-bottom="0in" loext:contextual-spacing="false" fo:text-align="center" style:justify-single-word="false"/>
      <style:text-properties officeooo:rsid="0015e227" officeooo:paragraph-rsid="0015e227"/>
    </style:style>
    <style:style style:name="P4" style:family="paragraph" style:parent-style-name="Text_20_body">
      <style:paragraph-properties fo:margin-top="0in" fo:margin-bottom="0in" loext:contextual-spacing="false" fo:text-align="center" style:justify-single-word="false"/>
      <style:text-properties officeooo:rsid="0015e227" officeooo:paragraph-rsid="00231ad1"/>
    </style:style>
    <style:style style:name="P5" style:family="paragraph" style:parent-style-name="Text_20_body">
      <style:paragraph-properties fo:text-align="center" style:justify-single-word="false"/>
      <style:text-properties officeooo:rsid="0015e227" officeooo:paragraph-rsid="0015e227"/>
    </style:style>
    <style:style style:name="P6" style:family="paragraph" style:parent-style-name="Heading_20_1">
      <style:paragraph-properties fo:text-align="center" style:justify-single-word="false"/>
      <style:text-properties officeooo:rsid="0015e227" officeooo:paragraph-rsid="0015e2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不要臉</text:h>
      <text:p text:style-name="P1"/>
      <text:p text:style-name="P1">面對各種眼光</text:p>
      <text:p text:style-name="P1">已然麻木</text:p>
      <text:p text:style-name="P1"/>
      <text:p text:style-name="P1">那個不服就證明的</text:p>
      <text:p text:style-name="P1">曾經少年</text:p>
      <text:p text:style-name="P1">已習慣了不要臉</text:p>
      <text:p text:style-name="P1"/>
      <text:p text:style-name="P1">有些感覺</text:p>
      <text:p text:style-name="P1">似曾相識</text:p>
      <text:p text:style-name="P1">只是再無燕歸來</text:p>
      <text:p text:style-name="P1"/>
      <text:p text:style-name="P1">那個遊街示衆</text:p>
      <text:p text:style-name="P1">找家教的大學歲月</text:p>
      <text:p text:style-name="P1">幸而有你在身旁</text:p>
      <text:p text:style-name="P1">少了些許脆弱</text:p>
      <text:p text:style-name="P1">多了許多勇氣</text:p>
      <text:p text:style-name="P1">心情像是</text:p>
      <text:p text:style-name="P1">燦爛的午後陽光</text:p>
      <text:p text:style-name="P1"/>
      <text:p text:style-name="P1">所有的榮辱都只是</text:p>
      <text:p text:style-name="P1">想太多的自我感覺</text:p>
      <text:p text:style-name="P1">似雲似煙</text:p>
      <text:p text:style-name="P1">唯獨身旁的那朵花</text:p>
      <text:p text:style-name="P1">是真的</text:p>
      <text:p text:style-name="P1"/>
      <text:p text:style-name="P1">一座城市美或不美</text:p>
      <text:p text:style-name="P1">不在於建築</text:p>
      <text:p text:style-name="P1"><text:soft-page-break/>而在於那個</text:p>
      <text:p text:style-name="P1">陪你走過歲月街道的人</text:p>
      <text:p text:style-name="P1"/>
      <text:p text:style-name="P1">青春因爲遺憾</text:p>
      <text:p text:style-name="P1">所以特別想有一個機會</text:p>
      <text:p text:style-name="P1">可以狠狠地抽那傻子一巴掌</text:p>
      <text:p text:style-name="P1">然後不要臉地</text:p>
      <text:p text:style-name="P1">朝你飛奔而去</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icrosoft JhengHei fixed" svg:font-family="'Microsoft JhengHei fixed', 'Helvetica Neue', 'Microsoft JhengHei', Helvetica, 'Segoe UI', Tahoma, Arial,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9:55:21.734665039</meta:creation-date>
    <meta:generator>LibreOffice/6.0.7.3$Linux_X86_64 LibreOffice_project/00m0$Build-3</meta:generator>
    <dc:date>2022-01-27T08:35:44.392651246</dc:date>
    <meta:editing-duration>PT49M8S</meta:editing-duration>
    <meta:editing-cycles>32</meta:editing-cycles>
    <meta:document-statistic meta:table-count="0" meta:image-count="0" meta:object-count="0" meta:page-count="2" meta:paragraph-count="30" meta:word-count="190" meta:character-count="190" meta:non-whitespace-character-count="190"/>
  </office:meta>
</office:document-meta>
</file>